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6.5291in"/>
    </style:style>
    <style:style style:name="co3" style:family="table-column">
      <style:table-column-properties fo:break-before="auto" style:column-width="3.3909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3.5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_samples_positives_jabref_2022-11-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uniformPath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astChangeTimestamp</text:p>
          </table:table-cell>
          <table:table-cell office:value-type="string" calcext:value-type="string">
            <text:p>lastTestTimestamp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file_ending</text:p>
          </table:table-cell>
          <table:table-cell table:style-name="Default" office:value-type="string" calcext:value-type="string">
            <text:p>tested i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rc/test/resources/org/jabref/logic/exporter/BibTeXMLExporterTestInBook.bib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table:style-name="Default" office:value-type="string" calcext:value-type="string">
            <text:p>org.jabref.logic.exporter.BibTeXMLExporterTestFiles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src/test/resources/org/jabref/cli/origin.bib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table:style-name="Default" office:value-type="string" calcext:value-type="string">
            <text:p>org.jabref.cli.ArgumentProcessorTest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src/test/resources/org/jabref/logic/importer/fileformat/RisImporterTest9.bib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org.jabref.logic.importer.fileformat.RISImporterTestFiles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src/test/resources/org/jabref/logic/importer/fileformat/BiblioscapeImporterTestJournalArticle.bib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org.jabref.logic.importer.fileformat.BiblioscapeImporterTestFiles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src/test/resources/org/jabref/logic/importer/fileformat/MsBibImporterTest7.bib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org.jabref.logic.importer.fileformat.MsBibImporterTestFiles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rc/test/resources/org/jabref/logic/importer/fileformat/RisImporterTest4b.bib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org.jabref.logic.importer.fileformat.RISImporterTestFile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rc/test/resources/org/jabref/logic/xmp/article_dublinCore.bib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46847977000" calcext:value-type="float">
            <text:p>1646847977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org.jabref.logic.xmp.XmpUtilReaderTest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rc/test/resources/org/jabref/logic/importer/fileformat/RisImporterTest3.bib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org.jabref.logic.importer.fileformat.RISImporterTestFiles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src/test/resources/org/jabref/logic/importer/fileformat/BibTeXMLImporterTestInBook.xm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org.jabref.logic.importer.fileformat.BibTeXMLImporterTestFiles</text:p>
          </table:table-cell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src/test/resources/org/jabref/logic/importer/fileformat/BibTeXMLImporterTestUnpublished.xm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org.jabref.logic.importer.fileformat.BibTeXMLImporterTestFiles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src/test/resources/org/jabref/logic/exporter/BibTeXMLExporterTestProceedings.xm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org.jabref.logic.exporter.BibTeXMLExporterTestFiles</text:p>
          </table:table-cell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string" calcext:value-type="string">
            <text:p>src/test/resources/org/jabref/logic/importer/fileformat/BibTeXMLImporterTestPhdThesis.xm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org.jabref.logic.importer.fileformat.BibTeXMLImporterTestFiles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src/test/resources/org/jabref/logic/importer/fileformat/MedlineImporterTestMinimalEntry.xml</text:p>
          </table:table-cell>
          <table:table-cell office:value-type="string" calcext:value-type="string">
            <text:p>ADDITION_TESTED_AFTER_LAST_CHANGE</text:p>
          </table:table-cell>
          <table:table-cell/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org.jabref.logic.importer.fileformat.MedlineImporterTestFil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rc/main/java/org/jabref/gui/preferences/external/ExternalTab.fxml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40037676000" calcext:value-type="float">
            <text:p>1640037676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fxml</text:p>
          </table:table-cell>
          <table:table-cell table:style-name="Default" office:value-type="string" calcext:value-type="string">
            <text:p>org.jabref.logic.l10n.LocalizationConsistencyTest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src/main/java/org/jabref/gui/fieldeditors/IdentifierEditor.fxm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fxml</text:p>
          </table:table-cell>
          <table:table-cell table:style-name="Default" office:value-type="string" calcext:value-type="string">
            <text:p>org.jabref.logic.l10n.LocalizationConsistencyTest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rc/main/java/org/jabref/gui/commonfxcontrols/SaveOrderConfigPanel.fxml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fxml</text:p>
          </table:table-cell>
          <table:table-cell table:style-name="Default" office:value-type="string" calcext:value-type="string">
            <text:p>org.jabref.logic.l10n.LocalizationConsistencyTest</text:p>
          </table:table-cell>
        </table:table-row>
        <table:table-row table:style-name="ro2">
          <table:table-cell office:value-type="float" office:value="2703" calcext:value-type="float">
            <text:p>2703</text:p>
          </table:table-cell>
          <table:table-cell office:value-type="string" calcext:value-type="string">
            <text:p>src/test/resources/org/jabref/logic/importer/fileformat/MedlinePlainImporterTestMultiAbstract.txt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org.jabref.logic.importer.fileformat.MedlinePlainImporterTest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src/test/resources/tinylog-test.properties</text:p>
          </table:table-cell>
          <table:table-cell office:value-type="string" calcext:value-type="string">
            <text:p>MODIFICATION_TESTED_AFTER_LAST_CHANGE</text:p>
          </table:table-cell>
          <table:table-cell office:value-type="float" office:value="1647970466000" calcext:value-type="float">
            <text:p>1647970466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properties</text:p>
          </table:table-cell>
          <table:table-cell table:style-name="Default" office:value-type="string" calcext:value-type="string">
            <text:p>confirmed by documentation docs/code-howtos/logging.md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src/test/resources/org/jabref/logic/importer/fileformat/RisImporterTest7.ris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org.jabref.logic.importer.fileformat.RISImporterTestFile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rc/main/resources/resource/layout/openoffice/openoffice-csv.layout</text:p>
          </table:table-cell>
          <table:table-cell office:value-type="string" calcext:value-type="string">
            <text:p>ADDITION_TESTED_AFTER_LAST_CHANGE</text:p>
          </table:table-cell>
          <table:table-cell office:value-type="float" office:value="1635519005000" calcext:value-type="float">
            <text:p>1635519005000</text:p>
          </table:table-cell>
          <table:table-cell office:value-type="float" office:value="1666959425236" calcext:value-type="float">
            <text:p>1666959425236</text:p>
          </table:table-cell>
          <table:table-cell office:value-type="string" calcext:value-type="string">
            <text:p>TESTED_CHURN</text:p>
          </table:table-cell>
          <table:table-cell office:value-type="string" calcext:value-type="string">
            <text:p>layout</text:p>
          </table:table-cell>
          <table:table-cell table:style-name="Default" office:value-type="string" calcext:value-type="string">
            <text:p>org.jabref.logic.exporter.CsvExportFormat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6T13:27:37.491999268</dc:date>
    <meta:editing-duration>PT45M7S</meta:editing-duration>
    <meta:editing-cycles>2</meta:editing-cycles>
    <meta:generator>LibreOffice/6.4.7.2$Linux_X86_64 LibreOffice_project/40$Build-2</meta:generator>
    <meta:document-statistic meta:table-count="1" meta:cell-count="166" meta:object-count="0"/>
  </office:meta>
</office:document-meta>
</file>